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tantia" svg:font-family="Constant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style:font-name="Constantia"/>
    </style:style>
    <style:style style:name="P2" style:family="paragraph" style:parent-style-name="Heading_20_1">
      <style:text-properties style:font-name="Constantia" officeooo:rsid="000f7477" officeooo:paragraph-rsid="000f7477"/>
    </style:style>
    <style:style style:name="P3" style:family="paragraph" style:parent-style-name="Standard">
      <style:paragraph-properties fo:text-align="center" style:justify-single-word="false"/>
      <style:text-properties style:font-name="Constantia" fo:font-style="italic" officeooo:rsid="000f7477" officeooo:paragraph-rsid="000f7477" style:font-style-asian="italic" style:font-style-complex="italic"/>
    </style:style>
    <style:style style:name="P4" style:family="paragraph" style:parent-style-name="Standard">
      <style:paragraph-properties fo:text-align="start" style:justify-single-word="false"/>
      <style:text-properties style:font-name="Constantia" fo:font-style="normal" officeooo:rsid="000f7477" officeooo:paragraph-rsid="000f7477" style:font-style-asian="normal" style:font-style-complex="normal"/>
    </style:style>
    <style:style style:name="P5" style:family="paragraph" style:parent-style-name="Standard">
      <style:paragraph-properties fo:text-align="start" style:justify-single-word="false"/>
      <style:text-properties style:font-name="Constantia" fo:font-style="normal" officeooo:rsid="0011e34b" officeooo:paragraph-rsid="0011e34b" style:font-style-asian="normal" style:font-style-complex="normal"/>
    </style:style>
    <style:style style:name="P6" style:family="paragraph" style:parent-style-name="Standard">
      <style:text-properties style:font-name="Constantia" officeooo:rsid="000f7477" officeooo:paragraph-rsid="000f7477"/>
    </style:style>
    <style:style style:name="P7" style:family="paragraph" style:parent-style-name="Standard">
      <style:text-properties style:font-name="Constantia" officeooo:rsid="0011e34b" officeooo:paragraph-rsid="0011e34b"/>
    </style:style>
    <style:style style:name="P8" style:family="paragraph" style:parent-style-name="Title">
      <style:text-properties style:font-name="Constantia"/>
    </style:style>
    <style:style style:name="T1" style:family="text">
      <style:text-properties officeooo:rsid="000f7477"/>
    </style:style>
    <style:style style:name="T2" style:family="text">
      <style:text-properties officeooo:rsid="00109b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el<text:span text:style-name="T1"> Pdf</text:span></text:p>
      <text:p text:style-name="P3"><text:span text:style-name="T2">A pdf citation manager</text:span> <text:span text:style-name="T2">based on </text:span>SumatraPdf</text:p>
      <text:p text:style-name="P4"/>
      <text:h text:style-name="P2" text:outline-level="1">Intro</text:h>
      <text:p text:style-name="P4">Bel Pdf is a citaion manager, which <text:span text:style-name="T2">can store and manage citations from pdf-dokuments.</text:span></text:p>
      <text:p text:style-name="P4"/>
      <text:h text:style-name="P1" text:outline-level="1">Data model</text:h>
      <text:p text:style-name="P5">In order to work effectively with citations in Bel Pdf, you need some minor understanding of how the data is stored.</text:p>
      <text:p text:style-name="P5"/>
      <text:p text:style-name="P5">A citation is stored in three main steps:</text:p>
      <text:p text:style-name="P5">1. Raw citation</text:p>
      <text:p text:style-name="P5">2. Citation baseline</text:p>
      <text:p text:style-name="P5">3. Edited citation</text:p>
      <text:p text:style-name="P6"/>
      <text:p text:style-name="P7">The raw (original) citation</text:p>
      <text:p text:style-name="P7">The raw citation text is normally hidden, and only used when you want to reset you citation in order to start over. The raw citation can be edited, but this should not be used in the normal user flow. It is intended for e.g. when special encodings is present in the pdf, and need to be corrected by hand.</text:p>
      <text:p text:style-name="P7"/>
      <text:p text:style-name="P7"/>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tantia" svg:font-family="Constant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7M</meta:editing-duration>
    <meta:editing-cycles>5</meta:editing-cycles>
    <meta:generator>LibreOffice/5.1.5.2$Windows_x86 LibreOffice_project/7a864d8825610a8c07cfc3bc01dd4fce6a9447e5</meta:generator>
    <dc:date>2019-06-08T01:58:56.451000000</dc:date>
    <meta:document-statistic meta:table-count="0" meta:image-count="0" meta:object-count="0" meta:page-count="1" meta:paragraph-count="12" meta:word-count="127" meta:character-count="691" meta:non-whitespace-character-count="576"/>
    <meta:user-defined meta:name="Info 1"/>
    <meta:user-defined meta:name="Info 2"/>
    <meta:user-defined meta:name="Info 3"/>
    <meta:user-defined meta:name="Info 4"/>
  </office:meta>
</office:document-meta>
</file>